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text-properties style:use-window-font-color="true" fo:font-weight="bold" style:font-weight-asian="bold" style:font-weight-complex="bold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8931408" text:id="ct168931408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68912200" text:id="ct168912200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168996808" text:id="ct168996808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68996904" text:id="ct168996904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69207464" text:id="ct169207464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68938512" text:id="ct16893851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68974376" text:id="ct16897437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69114512" text:id="ct169114512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69015112" text:id="ct1690151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8999736" text:id="ct1689997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010024" text:id="ct16901002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8587944" text:id="ct16858794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256112" text:id="ct1692561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8948696" text:id="ct168948696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69012600" text:id="ct16901260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69230136" text:id="ct169230136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68997320" text:id="ct168997320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69171136" text:id="ct16917113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68931408"/>self.Title()<text:change-end text:change-id="ct168931408"/><text:span text:style-name="T1"><text:line-break/></text:span></text:p>
      <text:p text:style-name="P2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Le <text:change-start text:change-id="ct168912200"/>meetingConfig.Title()<text:change-end text:change-id="ct168912200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68996808"/><text:span text:style-name="T2">self.getFirstItemNumber()+item[0]</text:span><text:change-end text:change-id="ct168996808"/></text:p>
          </table:table-cell>
          <table:table-cell table:style-name="Tableau3.B1" office:value-type="string">
            <text:p text:style-name="P5"><text:change-start text:change-id="ct168996904"/>item[1].Title()<text:change-end text:change-id="ct168996904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69207464"/><text:span text:style-name="T2">self.getFirstItemNumber()+len(self.adapted().getPrintableItems(itemUids=itemUids, ignore_review_states=['delayed', ]))+ite</text:span><text:soft-page-break/><text:span text:style-name="T2">m[0]</text:span><text:change-end text:change-id="ct169207464"/></text:p>
          </table:table-cell>
          <table:table-cell table:style-name="Tableau2.A1" office:value-type="string">
            <text:p text:style-name="P6"><text:change-start text:change-id="ct168938512"/>item[1].Title()<text:change-end text:change-id="ct168938512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6">do text if self.getSignatures()</text:span></text:p></office:annotation><text:change-start text:change-id="ct168974376"/>self.getSignatures().split('\n')[0]<text:change-end text:change-id="ct16897437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69114512"/>self.getSignatories(theObjects=True)[1].getGender()=='m' and 'Le' or 'La'<text:change-end text:change-id="ct169114512"/> <office:annotation><dc:creator>Gauthier Bastien</dc:creator><dc:date>2013-01-17T15:13:33</dc:date><text:p text:style-name="P11"><text:span text:style-name="T5">do text if not self.getSignatures()</text:span></text:p></office:annotation><text:change-start text:change-id="ct169015112"/>self.getSignatories(theObjects=True)[1].getDuty()<text:change-end text:change-id="ct169015112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5">do text if self.getSignatures()</text:span></text:p></office:annotation><text:change-start text:change-id="ct168999736"/>self.getSignatures().split('\n')[2]<text:change-end text:change-id="ct168999736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69010024"/>self.getSignatories(theObjects=True)[0].getGender()=='m' and 'Le' or 'La'<text:change-end text:change-id="ct169010024"/> <office:annotation><dc:creator>Gauthier Bastien</dc:creator><dc:date>2013-01-17T15:13:33</dc:date><text:p text:style-name="P11"><text:span text:style-name="T5">do text if not self.getSignatures()</text:span></text:p></office:annotation><text:change-start text:change-id="ct168587944"/>self.getSignatories(theObjects=True)[0].getDuty()<text:change-end text:change-id="ct168587944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169256112"/><office:annotation><dc:creator>Gauthier Bastien</dc:creator><dc:date>2013-01-17T14:54:09</dc:date><text:p text:style-name="P11"><text:span text:style-name="T6">do text if self.getSignatures()</text:span></text:p></office:annotation><text:change-end text:change-id="ct169256112"/><text:change-start text:change-id="ct168948696"/>self.getSignatures().split('\n')[1]<text:change-end text:change-id="ct16894869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69012600"/>self.getSignatories(theObjects=True)[1].Title()<text:change-end text:change-id="ct169012600"/></text:p>
          </table:table-cell>
          <table:table-cell table:style-name="Tableau1.A1" office:value-type="string">
            <text:p text:style-name="P9"><text:change-start text:change-id="ct169230136"/><office:annotation><dc:creator>Gauthier Bastien</dc:creator><dc:date>2013-01-17T14:54:09</dc:date><text:p text:style-name="P11"><text:span text:style-name="T6">do text if self.getSignatures()</text:span></text:p></office:annotation><text:change-end text:change-id="ct169230136"/><text:change-start text:change-id="ct168997320"/>self.getSignatures().split('\n')[3]<text:change-end text:change-id="ct168997320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69171136"/>self.getSignatories(theObjects=True)[0].Title()<text:change-end text:change-id="ct16917113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21</meta:editing-cycles>
    <meta:editing-duration>PT17M1S</meta:editing-duration>
    <meta:initial-creator>Gauthier Bastien</meta:initial-creator>
    <dc:date>2015-01-19T08:56:40</dc:date>
    <dc:creator>Gauthier Bastien</dc:creator>
    <meta:document-statistic meta:table-count="3" meta:image-count="0" meta:object-count="0" meta:page-count="2" meta:paragraph-count="23" meta:word-count="69" meta:character-count="865" meta:non-whitespace-character-count="83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